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2035" officeooo:paragraph-rsid="00062035"/>
    </style:style>
    <style:style style:name="T1" style:family="text">
      <style:text-properties officeooo:rsid="0007c9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écodex</text:p>
      <text:p text:style-name="P1"/>
      <text:p text:style-name="P1">Inititative créée par Les Décodeurs du groupe Le Monde, Le décodex est un outil permettant aux internautes de vérifier la « note de crédibilité » d'une adresse Internet. Cet outil dans sa <text:span text:style-name="T1">création</text:span> a été financé par Google.</text:p>
      <text:p text:style-name="P1"/>
      <text:p text:style-name="P1">Lien vers un arbre des débats lié au Décodex https://framindmap.org/c/maps/306843/publi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uvain Marseille</meta:initial-creator>
    <meta:creation-date>2017-06-08T15:02:02.319245783</meta:creation-date>
    <dc:date>2017-06-08T15:13:46.360483429</dc:date>
    <dc:creator>Gauvain Marseille</dc:creator>
    <meta:editing-duration>PT11M43S</meta:editing-duration>
    <meta:editing-cycles>2</meta:editing-cycles>
    <meta:generator>LibreOffice/4.3.3.2$Linux_X86_64 LibreOffice_project/430m0$Build-2</meta:generator>
    <meta:document-statistic meta:table-count="0" meta:image-count="0" meta:object-count="0" meta:page-count="1" meta:paragraph-count="3" meta:word-count="49" meta:character-count="317" meta:non-whitespace-character-count="271"/>
  </office:meta>
</office:document-meta>
</file>